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4mm"/>
    </style:style>
    <style:style style:name="co4" style:family="table-column">
      <style:table-column-properties fo:break-before="auto" style:column-width="40.69mm"/>
    </style:style>
    <style:style style:name="co5" style:family="table-column">
      <style:table-column-properties fo:break-before="auto" style:column-width="82.37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02.06mm"/>
    </style:style>
    <style:style style:name="co9" style:family="table-column">
      <style:table-column-properties fo:break-before="auto" style:column-width="77.77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65.63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37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85mm" fo:break-before="auto" style:use-optimal-row-height="fals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20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="0.06pt solid #000000" style:rotation-angle="0"/>
    </style:style>
    <style:style style:name="ce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 style:rotation-angle="75"/>
    </style:style>
    <style:style style:name="ce8" style:family="table-cell" style:parent-style-name="Default" style:data-style-name="N37">
      <style:table-cell-properties fo:border="0.06pt solid #000000"/>
    </style:style>
    <style:style style:name="ce9" style:family="table-cell" style:parent-style-name="Default">
      <style:table-cell-properties fo:border="0.06pt solid #000000" style:rotation-angle="75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0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1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9"/>
      <style:map style:condition="cell-content()=&quot;Non&quot;" style:apply-style-name="Bad" style:base-cell-address="'Test Packages'.E9"/>
    </style:style>
    <style:style style:name="ce3" style:family="table-cell" style:parent-style-name="Default"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3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F9"/>
      <style:map style:condition="cell-content()=&quot;Non&quot;" style:apply-style-name="Bad" style:base-cell-address="'Test Packages'.F9"/>
    </style:style>
    <style:style style:name="ce14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G9"/>
      <style:map style:condition="cell-content()=&quot;Non&quot;" style:apply-style-name="Bad" style:base-cell-address="'Test Packages'.G9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style:rotation-angle="45"/>
    </style:style>
    <style:style style:name="ce18" style:family="table-cell" style:parent-style-name="Default">
      <style:table-cell-properties fo:background-color="#3399ff" fo:border="0.06pt solid #000000"/>
    </style:style>
    <style:style style:name="ce19" style:family="table-cell" style:parent-style-name="Default">
      <style:table-cell-properties fo:background-color="#3399ff" fo:border="0.06pt solid #000000"/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2" style:family="table-cell" style:parent-style-name="Default">
      <style:table-cell-properties fo:border="0.06pt solid #000000"/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21" style:family="table-cell" style:parent-style-name="Default"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22" style:family="table-cell" style:parent-style-name="Default">
      <style:table-cell-properties fo:border="0.06pt solid #000000"/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23" style:family="table-cell" style:parent-style-name="Default"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24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25" style:family="table-cell" style:parent-style-name="Default"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fo:font-size="10pt" style:font-relief="none" style:font-style-complex="normal" style:font-weight-complex="normal" style:font-size-complex="10pt" style:font-name-complex="FreeSans" style:language-complex="hi" style:country-complex="IN" fo:language="fr" fo:country="FR" fo:text-shadow="none" fo:font-style="normal" style:text-underline-style="none" style:text-underline-color="font-color" style:language-asian="zh" style:country-asian="CN" style:font-name="Liberation Sans" fo:font-weight="normal" style:text-line-through-type="none" style:text-outline="false" style:text-line-through-mode="continuous" style:font-name-asian="WenQuanYi Zen Hei" style:font-size-asian="10pt" style:font-weight-asian="normal" style:font-style-asian="normal" style:text-emphasize="none" style:text-overline-style="none" style:text-overline-color="font-color"/>
    </style:style>
    <style:style style:name="T2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 table:style-name="ce4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Terminate functionnal tests</text:p>
          </table:table-cell>
        </table:table-row>
        <table:table-row table:style-name="ro1">
          <table:table-cell office:value-type="string" calcext:value-type="string">
            <text:p>Create test classes for all classes in project</text:p>
          </table:table-cell>
        </table:table-row>
        <table:table-row table:style-name="ro1">
          <table:table-cell office:value-type="string" calcext:value-type="string">
            <text:p>Add missing functionnal tests (Video, Book…)</text:p>
          </table:table-cell>
        </table:table-row>
        <table:table-row table:style-name="ro1">
          <table:table-cell office:value-type="string" calcext:value-type="string">
            <text:p>Perform tests on Windows too</text:p>
          </table:table-cell>
        </table:table-row>
      </table:table>
      <table:table table:name="Test Packag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3"/>
        <table:table-column table:style-name="co8" table:default-cell-style-name="Default"/>
        <table:table-column table:style-name="co2" table:number-columns-repeated="1016" table:default-cell-style-name="Default"/>
        <table:table-row table:style-name="ro2"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Runnable ?</text:p>
          </table:table-cell>
          <table:table-cell table:style-name="ce9" office:value-type="string" calcext:value-type="string">
            <text:p>Tests ?</text:p>
          </table:table-cell>
          <table:table-cell table:style-name="ce9" office:value-type="string" calcext:value-type="string">
            <text:p>Generated ?</text:p>
          </table:table-cell>
          <table:table-cell table:style-name="ce5" office:value-type="string" calcext:value-type="string">
            <text:p>Status</text:p>
          </table:table-cell>
          <table:table-cell table:style-name="ce17" table:number-columns-repeated="1016"/>
        </table:table-row>
        <table:table-row table:style-name="ro1" table:visibility="filter">
          <table:table-cell table:style-name="ce1" office:value-type="string" calcext:value-type="string">
            <text:p>check.code</text:p>
          </table:table-cell>
          <table:table-cell table:style-name="ce1" office:value-type="string" calcext:value-type="string">
            <text:p>BundleScanner</text:p>
          </table:table-cell>
          <table:table-cell table:style-name="ce1" office:value-type="string" calcext:value-type="string">
            <text:p>Highlights bundle (internationalization) issues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check.code</text:p>
          </table:table-cell>
          <table:table-cell table:style-name="ce1" office:value-type="string" calcext:value-type="string">
            <text:p>KeyResults</text:p>
          </table:table-cell>
          <table:table-cell table:style-name="ce1" office:value-type="string" calcext:value-type="string">
            <text:p>Key Results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/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check.cod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/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jamuz.gui</text:p>
          </table:table-cell>
          <table:table-cell table:style-name="ce1" office:value-type="string" calcext:value-type="string">
            <text:p>DialogScannerTest</text:p>
          </table:table-cell>
          <table:table-cell table:style-name="ce1" office:value-type="string" calcext:value-type="string">
            <text:p>Manual testing of Scanner (in Check tab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jamuz.process.video</text:p>
          </table:table-cell>
          <table:table-cell table:style-name="ce1" office:value-type="string" calcext:value-type="string">
            <text:p>IconBufferVideoTest</text:p>
          </table:table-cell>
          <table:table-cell table:style-name="ce1" office:value-type="string" calcext:value-type="string">
            <text:p>Test retrieving video covers from internet :</text:p>
            <text:p>- One test to test URL redirect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1" office:value-type="string" calcext:value-type="string">
            <text:p>OK, but some more tests could be added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jamuz.utils</text:p>
          </table:table-cell>
          <table:table-cell table:style-name="ce1" office:value-type="string" calcext:value-type="string">
            <text:p>DateTimeTest</text:p>
          </table:table-cell>
          <table:table-cell table:style-name="ce1" office:value-type="string" calcext:value-type="string">
            <text:p>Test DateTime functions :</text:p>
            <text:p>- One test to test convers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1" office:value-type="string" calcext:value-type="string">
            <text:p><text:span text:style-name="T1">Implement generated tests</text:span></text:p>
            <text:p><text:span text:style-name="T2"/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amuz.utils</text:p>
          </table:table-cell>
          <table:table-cell table:style-name="ce1" office:value-type="string" calcext:value-type="string">
            <text:p>StringManagerTest</text:p>
          </table:table-cell>
          <table:table-cell table:style-name="ce1" office:value-type="string" calcext:value-type="string">
            <text:p>String Manager tests. None yet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1" office:value-type="string" calcext:value-type="string">
            <text:p>Implement generated tests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Album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1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style-name="ce14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AlbumBuffer</text:p>
          </table:table-cell>
          <table:table-cell table:style-name="ce1" office:value-type="string" calcext:value-type="string">
            <text:p>Album Buffer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CompareOO</text:p>
          </table:table-cell>
          <table:table-cell table:style-name="ce1" office:value-type="string" calcext:value-type="string">
            <text:p>Tool to Compare albums (ODS files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5" office:value-type="string" calcext:value-type="string">
            <text:p>A vérifier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Creation</text:p>
          </table:table-cell>
          <table:table-cell table:style-name="ce1" office:value-type="string" calcext:value-type="string">
            <text:p>NOT TO BE USED </text:p>
            <text:p>(album ODS files already generated and modified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5" office:value-type="string" calcext:value-type="string">
            <text:p>A mettre à jour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Helper to configure JaMuz for test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TestProcessHelper</text:p>
          </table:table-cell>
          <table:table-cell table:style-name="ce1" office:value-type="string" calcext:value-type="string">
            <text:p>Helper to start processes (Scan, Check, …)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TrackSourceRepo</text:p>
          </table:table-cell>
          <table:table-cell table:style-name="ce1" office:value-type="string" calcext:value-type="string">
            <text:p>Track Source Repo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TrackTag</text:p>
          </table:table-cell>
          <table:table-cell table:style-name="ce1" office:value-type="string" calcext:value-type="string">
            <text:p>Track Tag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CheckNTest</text:p>
          </table:table-cell>
          <table:table-cell table:style-name="ce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5" office:value-type="string" calcext:value-type="string">
            <text:p>A vérifier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ManualTesting</text:p>
          </table:table-cell>
          <table:table-cell table:style-name="ce1" office:value-type="string" calcext:value-type="string">
            <text:p>Temporary to test some various stuff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0"/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Merge1Test</text:p>
          </table:table-cell>
          <table:table-cell table:style-name="ce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5" office:value-type="string" calcext:value-type="string">
            <text:p>A vérifi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MergeNTest</text:p>
          </table:table-cell>
          <table:table-cell table:style-name="ce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6" office:value-type="string" calcext:value-type="string">
            <text:p>En cour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TESTreplaygainBrowse</text:p>
          </table:table-cell>
          <table:table-cell table:style-name="ce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5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TESTreplaygainRead</text:p>
          </table:table-cell>
          <table:table-cell table:style-name="ce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5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 Packages'.E10:'Test Packages'.G1048576 'Test Packages'.E1:'Test Packages'.G8">
            <calcext:condition calcext:apply-style-name="Good" calcext:value="=&quot;Oui&quot;" calcext:base-cell-address="'Test Packages'.E1"/>
            <calcext:condition calcext:apply-style-name="Bad" calcext:value="=&quot;Non&quot;" calcext:base-cell-address="'Test Packages'.E1"/>
          </calcext:conditional-format>
          <calcext:conditional-format calcext:target-range-address="'Test Packages'.E9:'Test Packages'.E9">
            <calcext:condition calcext:apply-style-name="Good" calcext:value="=&quot;Oui&quot;" calcext:base-cell-address="'Test Packages'.E9"/>
            <calcext:condition calcext:apply-style-name="Bad" calcext:value="=&quot;Non&quot;" calcext:base-cell-address="'Test Packages'.E9"/>
          </calcext:conditional-format>
          <calcext:conditional-format calcext:target-range-address="'Test Packages'.F9:'Test Packages'.F9">
            <calcext:condition calcext:apply-style-name="Good" calcext:value="=&quot;Oui&quot;" calcext:base-cell-address="'Test Packages'.F9"/>
            <calcext:condition calcext:apply-style-name="Bad" calcext:value="=&quot;Non&quot;" calcext:base-cell-address="'Test Packages'.F9"/>
          </calcext:conditional-format>
          <calcext:conditional-format calcext:target-range-address="'Test Packages'.G9:'Test Packages'.G9">
            <calcext:condition calcext:apply-style-name="Good" calcext:value="=&quot;Oui&quot;" calcext:base-cell-address="'Test Packages'.G9"/>
            <calcext:condition calcext:apply-style-name="Bad" calcext:value="=&quot;Non&quot;" calcext:base-cell-address="'Test Packages'.G9"/>
          </calcext:conditional-format>
        </calcext:conditional-formats>
      </table:table>
      <table:table table:name="CheckNTest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21"/>
        <table:table-column table:style-name="co2" table:number-columns-repeated="8" table:default-cell-style-name="Default"/>
        <table:table-row table:style-name="ro1">
          <table:table-cell table:style-name="ce18" office:value-type="string" calcext:value-type="string">
            <text:p>Step</text:p>
          </table:table-cell>
          <table:table-cell table:style-name="ce18" office:value-type="string" calcext:value-type="string">
            <text:p>Version</text:p>
          </table:table-cell>
          <table:table-cell table:style-name="ce19" office:value-type="string" calcext:value-type="string">
            <text:p>Status</text:p>
          </table:table-cell>
          <table:table-cell table:style-name="ce1" office:value-type="string" calcext:value-type="string">
            <text:p>6cc35892</text:p>
          </table:table-cell>
          <table:table-cell table:style-name="ce1" office:value-type="string" calcext:value-type="string">
            <text:p>8cfbb741</text:p>
          </table:table-cell>
          <table:table-cell table:style-name="ce1" office:value-type="string" calcext:value-type="string">
            <text:p>9dc7fe6a</text:p>
          </table:table-cell>
          <table:table-cell table:style-name="ce1" office:value-type="string" calcext:value-type="string">
            <text:p>9e097b10</text:p>
          </table:table-cell>
          <table:table-cell table:style-name="ce1" office:value-type="string" calcext:value-type="string">
            <text:p>13ca98f6</text:p>
          </table:table-cell>
          <table:table-cell table:style-name="ce1" office:value-type="string" calcext:value-type="string">
            <text:p>7598d527</text:p>
          </table:table-cell>
          <table:table-cell table:style-name="ce1" office:value-type="string" calcext:value-type="string">
            <text:p>be04bc1f</text:p>
          </table:table-cell>
          <table:table-cell table:style-name="ce1" office:value-type="string" calcext:value-type="string">
            <text:p>c212b71b</text:p>
          </table:table-cell>
        </table:table-row>
        <table:table-row table:style-name="ro1">
          <table:table-cell table:style-name="ce1" office:value-type="string" calcext:value-type="string">
            <text:p>Create somes albums</text:p>
          </table:table-cell>
          <table:table-cell table:style-name="ce1" office:value-type="string" calcext:value-type="string">
            <text:p>CheckTest1_KO</text:p>
          </table:table-cell>
          <table:table-cell table:style-name="ce2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Scan</text:p>
          </table:table-cell>
          <table:table-cell table:style-name="ce1" office:value-type="string" calcext:value-type="string">
            <text:p>CheckTest1_KO</text:p>
          </table:table-cell>
          <table:table-cell table:style-name="ce2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Scan again </text:p>
          </table:table-cell>
          <table:table-cell table:style-name="ce1" office:value-type="string" calcext:value-type="string">
            <text:p>CheckTest2_OK</text:p>
          </table:table-cell>
          <table:table-cell table:style-name="ce2"/>
          <table:table-cell table:style-name="ce1" table:number-columns-repeated="8"/>
        </table:table-row>
        <table:table-row table:style-name="ro3">
          <table:table-cell table:style-name="ce1" office:value-type="string" calcext:value-type="string">
            <text:p>OK should have been selected. Apply changes</text:p>
            <text:p>Verifying there is nothing left in new folder</text:p>
          </table:table-cell>
          <table:table-cell table:style-name="ce1" office:value-type="string" calcext:value-type="string">
            <text:p>CheckTest3_DbOk</text:p>
          </table:table-cell>
          <table:table-cell table:style-name="ce2"/>
          <table:table-cell table:style-name="ce1" table:number-columns-repeated="8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heckNTest.C2:CheckNTest.C1048576">
            <calcext:condition calcext:apply-style-name="Good" calcext:value="=&quot;OK&quot;" calcext:base-cell-address="CheckNTest.C2"/>
            <calcext:condition calcext:apply-style-name="Bad" calcext:value="=&quot;KO&quot;" calcext:base-cell-address="CheckNTest.C2"/>
          </calcext:conditional-format>
        </calcext:conditional-formats>
      </table:table>
      <table:table table:name="Merge1Test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ce23"/>
        <table:table-column table:style-name="co2" table:number-columns-repeated="8" table:default-cell-style-name="Default"/>
        <table:table-row table:style-name="ro1">
          <table:table-cell table:style-name="ce18" office:value-type="string" calcext:value-type="string">
            <text:p>Step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Status</text:p>
          </table:table-cell>
          <table:table-cell table:style-name="ce1" office:value-type="string" calcext:value-type="string">
            <text:p>6cc35892</text:p>
          </table:table-cell>
          <table:table-cell table:style-name="ce1" office:value-type="string" calcext:value-type="string">
            <text:p>8cfbb741</text:p>
          </table:table-cell>
          <table:table-cell table:style-name="ce1" office:value-type="string" calcext:value-type="string">
            <text:p>9dc7fe6a</text:p>
          </table:table-cell>
          <table:table-cell table:style-name="ce1" office:value-type="string" calcext:value-type="string">
            <text:p>9e097b10</text:p>
          </table:table-cell>
          <table:table-cell table:style-name="ce1" office:value-type="string" calcext:value-type="string">
            <text:p>13ca98f6</text:p>
          </table:table-cell>
          <table:table-cell table:style-name="ce1" office:value-type="string" calcext:value-type="string">
            <text:p>7598d527</text:p>
          </table:table-cell>
          <table:table-cell table:style-name="ce1" office:value-type="string" calcext:value-type="string">
            <text:p>be04bc1f</text:p>
          </table:table-cell>
          <table:table-cell table:style-name="ce1" office:value-type="string" calcext:value-type="string">
            <text:p>c212b71b</text:p>
          </table:table-cell>
        </table:table-row>
        <table:table-row table:style-name="ro1">
          <table:table-cell table:style-name="ce1" office:value-type="string" calcext:value-type="string">
            <text:p>Create an album</text:p>
          </table:table-cell>
          <table:table-cell table:style-name="ce1" office:value-type="string" calcext:value-type="string">
            <text:p>MergeTest1_Creation</text:p>
          </table:table-cell>
          <table:table-cell table:style-name="ce22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Scan library quick</text:p>
          </table:table-cell>
          <table:table-cell table:style-name="ce1" office:value-type="string" calcext:value-type="string">
            <text:p>MergeTest2_DB</text:p>
          </table:table-cell>
          <table:table-cell table:style-name="ce22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MergeTest3</text:p>
          </table:table-cell>
          <table:table-cell table:style-name="ce22"/>
          <table:table-cell table:style-name="ce1" table:number-columns-repeated="8"/>
        </table:table-row>
        <table:table-row table:style-name="ro3">
          <table:table-cell table:style-name="ce1" office:value-type="string" calcext:value-type="string">
            <text:p>Change stats in stat source &amp; JamuZ</text:p>
          </table:table-cell>
          <table:table-cell table:style-name="ce1" office:value-type="string" calcext:value-type="string">
            <text:p>'MergeTest4_1</text:p>
            <text:p>MergeTest4_JaMuz</text:p>
          </table:table-cell>
          <table:table-cell table:style-name="ce22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Merge again and check merge ok</text:p>
          </table:table-cell>
          <table:table-cell table:style-name="ce1" office:value-type="string" calcext:value-type="string">
            <text:p>MergeTest4_New</text:p>
          </table:table-cell>
          <table:table-cell table:style-name="ce22"/>
          <table:table-cell table:style-name="ce1" table:number-columns-repeated="8"/>
        </table:table-row>
        <table:table-row table:style-name="ro3">
          <table:table-cell table:style-name="ce1" office:value-type="string" calcext:value-type="string">
            <text:p>Change stats in stat source &amp; JamuZ, playCounter especially</text:p>
          </table:table-cell>
          <table:table-cell table:style-name="ce1" office:value-type="string" calcext:value-type="string">
            <text:p>'MergeTest5_1</text:p>
            <text:p>MergeTest5_JaMuz</text:p>
          </table:table-cell>
          <table:table-cell table:style-name="ce22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Merge again and check merge ok</text:p>
          </table:table-cell>
          <table:table-cell table:style-name="ce1" office:value-type="string" calcext:value-type="string">
            <text:p>MergeTest5_New</text:p>
          </table:table-cell>
          <table:table-cell table:style-name="ce22"/>
          <table:table-cell table:style-name="ce1" table:number-columns-repeated="8"/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1Test.C2:Merge1Test.C1048576">
            <calcext:condition calcext:apply-style-name="Good" calcext:value="=&quot;OK&quot;" calcext:base-cell-address="Merge1Test.C2"/>
            <calcext:condition calcext:apply-style-name="Bad" calcext:value="=&quot;KO&quot;" calcext:base-cell-address="Merge1Test.C2"/>
          </calcext:conditional-format>
        </calcext:conditional-formats>
      </table:table>
      <table:table table:name="MergeNTest" table:style-name="ta1">
        <table:table-column table:style-name="co8" table:default-cell-style-name="Default"/>
        <table:table-column table:style-name="co13" table:default-cell-style-name="Default"/>
        <table:table-column table:style-name="co14" table:default-cell-style-name="ce25"/>
        <table:table-column table:style-name="co15" table:number-columns-repeated="8" table:default-cell-style-name="Default"/>
        <table:table-row table:style-name="ro1">
          <table:table-cell table:style-name="ce18" office:value-type="string" calcext:value-type="string">
            <text:p>Step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Status</text:p>
          </table:table-cell>
          <table:table-cell table:style-name="ce1" office:value-type="string" calcext:value-type="string">
            <text:p>6cc35892</text:p>
          </table:table-cell>
          <table:table-cell table:style-name="ce1" office:value-type="string" calcext:value-type="string">
            <text:p>8cfbb741</text:p>
          </table:table-cell>
          <table:table-cell table:style-name="ce1" office:value-type="string" calcext:value-type="string">
            <text:p>9dc7fe6a</text:p>
          </table:table-cell>
          <table:table-cell table:style-name="ce1" office:value-type="string" calcext:value-type="string">
            <text:p>9e097b10</text:p>
          </table:table-cell>
          <table:table-cell table:style-name="ce1" office:value-type="string" calcext:value-type="string">
            <text:p>13ca98f6</text:p>
          </table:table-cell>
          <table:table-cell table:style-name="ce1" office:value-type="string" calcext:value-type="string">
            <text:p>7598d527</text:p>
          </table:table-cell>
          <table:table-cell table:style-name="ce1" office:value-type="string" calcext:value-type="string">
            <text:p>be04bc1f</text:p>
          </table:table-cell>
          <table:table-cell table:style-name="ce1" office:value-type="string" calcext:value-type="string">
            <text:p>c212b71b</text:p>
          </table:table-cell>
        </table:table-row>
        <table:table-row table:style-name="ro1">
          <table:table-cell table:style-name="ce1" office:value-type="string" calcext:value-type="string">
            <text:p>* Create 8 Album audio files from album definition files</text:p>
          </table:table-cell>
          <table:table-cell table:style-name="ce1" office:value-type="string" calcext:value-type="string">
            <text:p>MergeDevice1_KO</text:p>
          </table:table-cell>
          <table:table-cell table:style-name="ce24" office:value-type="string" calcext:value-type="string">
            <text:p>OK</text:p>
          </table:table-cell>
          <table:table-cell table:style-name="ce2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1"/>
        </table:table-row>
        <table:table-row table:style-name="ro3">
          <table:table-cell table:style-name="ce1" office:value-type="string" calcext:value-type="string">
            <text:p>* Scan library quick to insert files in JaMuz</text:p>
            <text:p> * Check Db and FS</text:p>
          </table:table-cell>
          <table:table-cell table:style-name="ce1" office:value-type="string" calcext:value-type="string">
            <text:p>MergeDevice2_DB</text:p>
          </table:table-cell>
          <table:table-cell table:style-name="ce24"/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</table:table-row>
        <table:table-row table:style-name="ro5">
          <table:table-cell table:style-name="ce1" office:value-type="string" calcext:value-type="string">
            <text:p>* Update some rating 0 -&gt; 4 in JaMuz &amp; check</text:p>
            <text:p>→ to have enough (but not too many) files </text:p>
            <text:p> in test playlist to export to device MyTunes (Android)</text:p>
          </table:table-cell>
          <table:table-cell table:style-name="ce1" office:value-type="string" calcext:value-type="string">
            <text:p>MergeDevice3_JaMuz</text:p>
          </table:table-cell>
          <table:table-cell table:style-name="ce24"/>
          <table:table-cell table:style-name="ce16" office:value-type="string" calcext:value-type="string">
            <text:p>Rating 0 &gt; 4 </text:p>
            <text:p>(some)</text:p>
            <text:p>ignore=true others ??</text:p>
          </table:table-cell>
          <table:table-cell table:style-name="ce16" office:value-type="string" calcext:value-type="string">
            <text:p>Rating 0 &gt; 4 </text:p>
            <text:p>(some)</text:p>
            <text:p>ignore=true others ??</text:p>
          </table:table-cell>
          <table:table-cell table:style-name="ce16" office:value-type="string" calcext:value-type="string">
            <text:p>Rating 0 &gt; 4 </text:p>
            <text:p>(some)</text:p>
            <text:p>ignore=true others ??</text:p>
          </table:table-cell>
          <table:table-cell table:style-name="ce16" office:value-type="string" calcext:value-type="string">
            <text:p>Rating 0 &gt; 4 </text:p>
            <text:p>(some)</text:p>
            <text:p>ignore=true others ??</text:p>
          </table:table-cell>
          <table:table-cell table:style-name="ce16" office:value-type="string" calcext:value-type="string">
            <text:p>Rating 0 &gt; 4 </text:p>
            <text:p>(some)</text:p>
            <text:p>ignore=true others ??</text:p>
          </table:table-cell>
          <table:table-cell table:style-name="ce16" office:value-type="string" calcext:value-type="string">
            <text:p>Rating 0 &gt; 4 </text:p>
            <text:p>(some)</text:p>
            <text:p>ignore=true others ??</text:p>
          </table:table-cell>
          <table:table-cell table:style-name="ce16" office:value-type="string" calcext:value-type="string">
            <text:p>Rating 0 &gt; 4 </text:p>
            <text:p>(some)</text:p>
            <text:p>ignore=true others ??</text:p>
          </table:table-cell>
          <table:table-cell table:style-name="ce16" office:value-type="string" calcext:value-type="string">
            <text:p>Rating 0 &gt; 4 </text:p>
            <text:p>(some)</text:p>
            <text:p>ignore=true others ??</text:p>
          </table:table-cell>
        </table:table-row>
        <table:table-row table:style-name="ro1">
          <table:table-cell table:style-name="ce1" office:value-type="string" calcext:value-type="string">
            <text:p>* Sync to MyTunes (Android) and Check FS on device</text:p>
          </table:table-cell>
          <table:table-cell table:style-name="ce1" office:value-type="string" calcext:value-type="string">
            <text:p>MergeDevice3_JaMuz</text:p>
          </table:table-cell>
          <table:table-cell table:style-name="ce24"/>
          <table:table-cell table:style-name="ce1" table:number-columns-repeated="8"/>
        </table:table-row>
        <table:table-row table:style-name="ro5">
          <table:table-cell table:style-name="ce1" office:value-type="string" calcext:value-type="string">
            <text:p><text:span text:style-name="T3">* 1st Merge &amp; check</text:span></text:p>
            <text:p><text:span text:style-name="T3"> * Then change some stats in stat sources &amp; JaMuz (+check)</text:span></text:p>
          </table:table-cell>
          <table:table-cell table:style-name="ce1" office:value-type="string" calcext:value-type="string">
            <text:p>MergeDevice4_1stMerge</text:p>
            <text:p>"MergeDevice5_"+statSource.getIdStat</text:p>
            <text:p>MergeDevice5_JaMuz</text:p>
          </table:table-cell>
          <table:table-cell table:style-name="ce24"/>
          <table:table-cell table:style-name="ce1" table:number-columns-repeated="8"/>
        </table:table-row>
        <table:table-row table:style-name="ro3">
          <table:table-cell table:style-name="ce1" office:value-type="string" calcext:value-type="string">
            <text:p>* 2nd Merge &amp; check</text:p>
          </table:table-cell>
          <table:table-cell table:style-name="ce1" office:value-type="string" calcext:value-type="string">
            <text:p>MergeDevice6_New</text:p>
            <text:p>MergeDevice6_New</text:p>
          </table:table-cell>
          <table:table-cell table:style-name="ce24"/>
          <table:table-cell table:style-name="ce1" table:number-columns-repeated="8"/>
        </table:table-row>
        <table:table-row table:style-name="ro5">
          <table:table-cell table:style-name="ce1" office:value-type="string" calcext:value-type="string">
            <text:p><text:span text:style-name="T3">* Check library in order to modiy path and filenames</text:span></text:p>
            <text:p><text:span text:style-name="T3"> * Set genre, cover and SAVE action</text:span></text:p>
            <text:p><text:span text:style-name="T3"> * Apply changes</text:span></text:p>
          </table:table-cell>
          <table:table-cell table:style-name="ce1" office:value-type="string" calcext:value-type="string">
            <text:p>MergeDevice7_KO</text:p>
          </table:table-cell>
          <table:table-cell table:style-name="ce24"/>
          <table:table-cell table:style-name="ce1" table:number-columns-repeated="8"/>
        </table:table-row>
        <table:table-row table:style-name="ro3">
          <table:table-cell table:style-name="ce1" office:value-type="string" calcext:value-type="string">
            <text:p>Check library again and check changes have been applied</text:p>
            <text:p> * Then apply changes (OK selected)</text:p>
          </table:table-cell>
          <table:table-cell table:style-name="ce1" office:value-type="string" calcext:value-type="string">
            <text:p>MergeDevice8_OK</text:p>
          </table:table-cell>
          <table:table-cell table:style-name="ce24"/>
          <table:table-cell table:style-name="ce1" table:number-columns-repeated="8"/>
        </table:table-row>
        <table:table-row table:style-name="ro3">
          <table:table-cell table:style-name="ce1" office:value-type="string" calcext:value-type="string">
            <text:p>* Check libray again </text:p>
            <text:p> * and check there is nothing left unchecked</text:p>
          </table:table-cell>
          <table:table-cell table:style-name="ce1" office:value-type="string" calcext:value-type="string">
            <text:p>MergeDevice9_DbOk</text:p>
          </table:table-cell>
          <table:table-cell table:style-name="ce24"/>
          <table:table-cell table:style-name="ce1" table:number-columns-repeated="8"/>
        </table:table-row>
        <table:table-row table:style-name="ro6">
          <table:table-cell table:style-name="ce1" office:value-type="string" calcext:value-type="string">
            <text:p>* 3rd Merge: stat sources are NOT upated:</text:p>
            <text:p> * -&gt; "not found files" issues after merge</text:p>
            <text:p> * -&gt; Except MyTunes (Android) as linked to a device </text:p>
            <text:p> *         so original path and filename is known</text:p>
            <text:p> * THEN change some stats in JaMuz and MyTunes (Android)</text:p>
          </table:table-cell>
          <table:table-cell table:style-name="ce1" office:value-type="string" calcext:value-type="string">
            <text:p>MergeDevice9_DbOk</text:p>
            <text:p>MergeDevice10₅</text:p>
            <text:p>MergeDevice10_JaMuz</text:p>
          </table:table-cell>
          <table:table-cell table:style-name="ce24"/>
          <table:table-cell table:style-name="ce1" table:number-columns-repeated="8"/>
        </table:table-row>
        <table:table-row table:style-name="ro3">
          <table:table-cell table:style-name="ce1" office:value-type="string" calcext:value-type="string">
            <text:p>* 4th Merge: Check only MyTunes is merged and properly</text:p>
          </table:table-cell>
          <table:table-cell table:style-name="ce1" office:value-type="string" calcext:value-type="string">
            <text:p>MergeDevice10_New</text:p>
            <text:p>MergeDevice9_DbOk</text:p>
          </table:table-cell>
          <table:table-cell table:style-name="ce24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* 5th Merge: NOW stat sources HAVE BEEN upated:</text:p>
          </table:table-cell>
          <table:table-cell table:style-name="ce1" office:value-type="string" calcext:value-type="string">
            <text:p>MergeDevice11_Sync</text:p>
          </table:table-cell>
          <table:table-cell table:style-name="ce24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* Sync again MyTunes and check device FS</text:p>
          </table:table-cell>
          <table:table-cell table:style-name="ce1" office:value-type="string" calcext:value-type="string">
            <text:p>MergeDevice11_Sync2</text:p>
          </table:table-cell>
          <table:table-cell table:style-name="ce24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* Merge again and check merge is OK for all sources</text:p>
          </table:table-cell>
          <table:table-cell table:style-name="ce1" office:value-type="string" calcext:value-type="string">
            <text:p>MergeDevice11_Sync2</text:p>
          </table:table-cell>
          <table:table-cell table:style-name="ce24"/>
          <table:table-cell table:style-name="ce1" table:number-columns-repeated="8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NTest.C2:MergeNTest.C1048576">
            <calcext:condition calcext:apply-style-name="Good" calcext:value="=&quot;OK&quot;" calcext:base-cell-address="MergeNTest.C2"/>
            <calcext:condition calcext:apply-style-name="Bad" calcext:value="=&quot;KO&quot;" calcext:base-cell-address="MergeNTest.C2"/>
          </calcext:conditional-format>
        </calcext:conditional-formats>
      </table:table>
      <table:named-expressions/>
      <table:database-ranges>
        <table:database-range table:name="__Anonymous_Sheet_DB__1" table:target-range-address="'Test Packages'.A1:'Test Packages'.H22" table:display-filter-buttons="true">
          <table:filter>
            <table:filter-and>
              <table:filter-condition table:field-number="4" table:value="Oui" table:operator="="/>
              <table:filter-condition table:field-number="7" table:value="A mettre à jour" table:operator="=">
                <table:filter-set-item table:value="A mettre à jour"/>
                <table:filter-set-item table:value="A vérifier"/>
                <table:filter-set-item table:value="En cours"/>
                <table:filter-set-item table:value="Implement generated tests"/>
                <table:filter-set-item table:value="Implement generated tests&#10;"/>
                <table:filter-set-item table:value="OK, but some more tests could be add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4:27:08.298552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8-11-04T00:37:39.408777190</meta:creation-date>
    <dc:date>2018-11-04T16:37:29.497958276</dc:date>
    <dc:creator>Raphael </dc:creator>
    <meta:editing-duration>PT2H38M5S</meta:editing-duration>
    <meta:editing-cycles>60</meta:editing-cycles>
    <meta:generator>LibreOffice/6.0.6.2$Linux_X86_64 LibreOffice_project/00m0$Build-2</meta:generator>
    <meta:document-statistic meta:table-count="5" meta:cell-count="274" meta:object-count="0"/>
  </office:meta>
</office:document-meta>
</file>